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ListenerContainerParser.parseSpecificContainerProperties( Element containerEle , ParserContext parserContext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9">
            <text:p text:style-name="Table_20_Contents">9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JmsListenerContainerParser.createContainer( Element containerEle , Element listenerEle , ParserContext parserContext , PropertyValues commonContainerProperties , PropertyValues specificContainer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msListenerContainerParser.createContainerFactory( String factoryId , Element containerEle , ParserContext parserContext , PropertyValues commonContainerProperties , PropertyValues specificContainer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